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3339in"/>
    </style:style>
    <style:style style:name="co3" style:family="table-column">
      <style:table-column-properties fo:break-before="auto" style:column-width="4.2626in"/>
    </style:style>
    <style:style style:name="co4" style:family="table-column">
      <style:table-column-properties fo:break-before="auto" style:column-width="4.2516in"/>
    </style:style>
    <style:style style:name="co5" style:family="table-column">
      <style:table-column-properties fo:break-before="auto" style:column-width="2.896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Defect Id</text:p>
          </table:table-cell>
          <table:table-cell table:style-name="ce1" office:value-type="string">
            <text:p>Defect summery</text:p>
          </table:table-cell>
          <table:table-cell table:style-name="ce1" office:value-type="string">
            <text:p>Description</text:p>
          </table:table-cell>
          <table:table-cell office:value-type="string">
            <text:p><text:span text:style-name="T1">Steps</text:span> <text:span text:style-name="T1">to</text:span> <text:span text:style-name="T1">reproduce</text:span></text:p>
          </table:table-cell>
          <table:table-cell office:value-type="string">
            <text:p><text:span text:style-name="T1">Expected</text:span> <text:span text:style-name="T1">result</text:span></text:p>
          </table:table-cell>
          <table:table-cell table:style-name="ce1" office:value-type="string">
            <text:p>severity</text:p>
          </table:table-cell>
          <table:table-cell table:style-name="ce1" office:value-type="string">
            <text:p>priority</text:p>
          </table:table-cell>
        </table:table-row>
        <table:table-row table:style-name="ro2">
          <table:table-cell office:value-type="string">
            <text:p>D_001</text:p>
          </table:table-cell>
          <table:table-cell office:value-type="string">
            <text:p>page is not opening in Mozilla and internet explorer</text:p>
          </table:table-cell>
          <table:table-cell office:value-type="string">
            <text:p>unable to open the page</text:p>
          </table:table-cell>
          <table:table-cell office:value-type="string">
            <text:p>open the page in Mozilla and internet explorer</text:p>
          </table:table-cell>
          <table:table-cell office:value-type="string">
            <text:p>page should open in every <text:s/>browser </text:p>
          </table:table-cell>
          <table:table-cell office:value-type="string">
            <text:p>critical</text:p>
          </table:table-cell>
          <table:table-cell office:value-type="string">
            <text:p>high</text:p>
          </table:table-cell>
        </table:table-row>
        <table:table-row table:style-name="ro2">
          <table:table-cell office:value-type="string">
            <text:p>D_002</text:p>
          </table:table-cell>
          <table:table-cell office:value-type="string">
            <text:p>no limitations on applied leaves</text:p>
          </table:table-cell>
          <table:table-cell office:value-type="string">
            <text:p>any number of leaves can be applied </text:p>
          </table:table-cell>
          <table:table-cell office:value-type="string">
            <text:p>go to leave page enter from and to date click on apply leave page </text:p>
          </table:table-cell>
          <table:table-cell office:value-type="string">
            <text:p>Allow maximum 10 days leave </text:p>
          </table:table-cell>
          <table:table-cell office:value-type="string">
            <text:p>major</text:p>
          </table:table-cell>
          <table:table-cell office:value-type="string">
            <text:p>high</text:p>
          </table:table-cell>
        </table:table-row>
        <table:table-row table:style-name="ro2">
          <table:table-cell office:value-type="string">
            <text:p>D_003</text:p>
          </table:table-cell>
          <table:table-cell office:value-type="string">
            <text:p>half day of leave can't be applied</text:p>
          </table:table-cell>
          <table:table-cell office:value-type="string">
            <text:p>there is no option to apply half day leave</text:p>
          </table:table-cell>
          <table:table-cell office:value-type="string">
            <text:p>enter the same from and to date</text:p>
          </table:table-cell>
          <table:table-cell office:value-type="string">
            <text:p>expected a option to apply half day leave</text:p>
          </table:table-cell>
          <table:table-cell office:value-type="string">
            <text:p>major</text:p>
          </table:table-cell>
          <table:table-cell office:value-type="string">
            <text:p>high</text:p>
          </table:table-cell>
        </table:table-row>
        <table:table-row table:style-name="ro2">
          <table:table-cell office:value-type="string">
            <text:p>D_004</text:p>
          </table:table-cell>
          <table:table-cell office:value-type="string">
            <text:p>one day of leave can't be applied</text:p>
          </table:table-cell>
          <table:table-cell office:value-type="string">
            <text:p>there is no option to apply one day leave</text:p>
          </table:table-cell>
          <table:table-cell office:value-type="string">
            <text:p>enter the same from and to date</text:p>
          </table:table-cell>
          <table:table-cell office:value-type="string">
            <text:p>expected a option to apply one day leave</text:p>
          </table:table-cell>
          <table:table-cell office:value-type="string">
            <text:p>major</text:p>
          </table:table-cell>
          <table:table-cell office:value-type="string">
            <text:p>high</text:p>
          </table:table-cell>
        </table:table-row>
        <table:table-row table:style-name="ro2">
          <table:table-cell office:value-type="string">
            <text:p>D_005</text:p>
          </table:table-cell>
          <table:table-cell office:value-type="string">
            <text:p>list of holiday </text:p>
          </table:table-cell>
          <table:table-cell office:value-type="string">
            <text:p>its showing holiday of year 2017 not the current year</text:p>
          </table:table-cell>
          <table:table-cell office:value-type="string">
            <text:p>click on the list of holiday button in the apply leave page</text:p>
          </table:table-cell>
          <table:table-cell office:value-type="string">
            <text:p>current year holiday list should be displayed</text:p>
          </table:table-cell>
          <table:table-cell office:value-type="string">
            <text:p>major</text:p>
          </table:table-cell>
          <table:table-cell office:value-type="string">
            <text:p>high</text:p>
          </table:table-cell>
        </table:table-row>
        <table:table-row table:style-name="ro2">
          <table:table-cell office:value-type="string">
            <text:p>D_006</text:p>
          </table:table-cell>
          <table:table-cell office:value-type="string">
            <text:p>wrong log in credentials </text:p>
          </table:table-cell>
          <table:table-cell office:value-type="string">
            <text:p>every time message is displayed saying You have left 2 attempts;</text:p>
          </table:table-cell>
          <table:table-cell office:value-type="string">
            <text:p>Enter wrong log in credentials and click on log in</text:p>
          </table:table-cell>
          <table:table-cell office:value-type="string">
            <text:p>proper count should be displayed</text:p>
          </table:table-cell>
          <table:table-cell office:value-type="string">
            <text:p>minor</text:p>
          </table:table-cell>
          <table:table-cell office:value-type="string">
            <text:p>low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01/29/2019</text:date>, <text:time>13:0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un bhat</meta:initial-creator>
    <meta:creation-date>2019-01-29T12:41:23.01</meta:creation-date>
    <dc:date>2019-01-29T13:03:37.95</dc:date>
    <dc:creator>arun bhat</dc:creator>
    <meta:editing-duration>PT2M1S</meta:editing-duration>
    <meta:editing-cycles>1</meta:editing-cycles>
    <meta:document-statistic meta:table-count="3" meta:cell-count="49" meta:object-count="0"/>
    <meta:generator>OpenOffice/4.1.1$Win32 OpenOffice.org_project/411m6$Build-9775</meta:generator>
  </office:meta>
</office:document-meta>
</file>